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o stretchy="false">…</mo>
                  <msubsup>
                    <mo stretchy="false">ϕ</mo>
                    <mrow>
                      <msub>
                        <mo stretchy="false">α</mo>
                        <mi>i</mi>
                      </msub>
                    </mrow>
                    <mrow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row>
                  </msubsup>
                  <mo stretchy="false">…</mo>
                  <msubsup>
                    <mo stretchy="false">ϕ</mo>
                    <mrow>
                      <msub>
                        <mo stretchy="false">α</mo>
                        <mi>j</mi>
                      </msub>
                    </mrow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subsup>
                  <mo stretchy="false">…</mo>
                </mrow>
                <mo stretchy="false">∣</mo>
                <mrow>
                  <msub>
                    <mi>A</mi>
                    <mi>N</mi>
                  </msub>
                </mrow>
                <mo stretchy="false">∣</mo>
                <mrow>
                  <mo stretchy="false">…</mo>
                  <msubsup>
                    <mo stretchy="false">ϕ</mo>
                    <mrow>
                      <msub>
                        <mo stretchy="false">α</mo>
                        <mi>i</mi>
                      </msub>
                    </mrow>
                    <mrow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row>
                  </msubsup>
                  <mo stretchy="false">…</mo>
                  <msubsup>
                    <mo stretchy="false">ϕ</mo>
                    <mrow>
                      <msub>
                        <mo stretchy="false">α</mo>
                        <mi>j</mi>
                      </msub>
                    </mrow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subsup>
                  <mo stretchy="false">…</mo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ver>
                <mo stretchy="false">=</mo>
                <mtext>!</mtext>
              </mover>
              <mi/>
            </mrow>
            <mrow>
              <mo stretchy="false">〈</mo>
              <mrow>
                <mrow>
                  <mo stretchy="false">…</mo>
                  <msubsup>
                    <mo stretchy="false">ϕ</mo>
                    <mrow>
                      <msub>
                        <mo stretchy="false">α</mo>
                        <mi>i</mi>
                      </msub>
                    </mrow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subsup>
                  <mo stretchy="false">…</mo>
                  <msubsup>
                    <mo stretchy="false">ϕ</mo>
                    <mrow>
                      <msub>
                        <mo stretchy="false">α</mo>
                        <mi>j</mi>
                      </msub>
                    </mrow>
                    <mrow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row>
                  </msubsup>
                  <mo stretchy="false">…</mo>
                </mrow>
                <mo stretchy="false">∣</mo>
                <mrow>
                  <msub>
                    <mi>A</mi>
                    <mi>N</mi>
                  </msub>
                </mrow>
                <mo stretchy="false">∣</mo>
                <mrow>
                  <mo stretchy="false">…</mo>
                  <msubsup>
                    <mo stretchy="false">ϕ</mo>
                    <mrow>
                      <msub>
                        <mo stretchy="false">α</mo>
                        <mi>i</mi>
                      </msub>
                    </mrow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subsup>
                  <mo stretchy="false">…</mo>
                  <msubsup>
                    <mo stretchy="false">ϕ</mo>
                    <mrow>
                      <msub>
                        <mo stretchy="false">α</mo>
                        <mi>j</mi>
                      </msub>
                    </mrow>
                    <mrow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row>
                  </msubsup>
                  <mo stretchy="false">…</mo>
                </mrow>
              </mrow>
              <mo stretchy="false">〉</mo>
            </mrow>
          </mrow>
        </mtd>
      </mtr>
    </mtable>
    <annotation encoding="StarMath 5.0">langle 
 dotslow %iphi _{%ialpha _i} ^{(i)} dotslow %iphi _{%ialpha _j} ^{(j)} dotslow mline 
 A _N mline 
 dotslow %iphi _{%ialpha _i} ^{(i)} dotslow %iphi _{%ialpha _j} ^{(j)} dotslow 
rangle ~=` 
newline 
`= csup "!"~ 
langle 
 dotslow %iphi _{%ialpha _i} ^{(j)} dotslow %iphi _{%ialpha _j} ^{(i)} dotslow mline 
 A _N mline 
 dotslow %iphi _{%ialpha _i} ^{(j)} dotslow %iphi _{%ialpha _j} ^{(i)} dotslow 
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8:41:54.815000000</meta:creation-date>
    <meta:generator>LibreOffice/4.1.4.2$Windows_x86 LibreOffice_project/0a0440ccc0227ad9829de5f46be37cfb6edcf72</meta:generator>
  </office:meta>
</office:document-meta>
</file>